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d-0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d-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d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3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16:05.94541377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6:19:55.516643797</dc:date>
    <dc:creator>Lluís </dc:creator>
    <meta:editing-duration>PT1H30M56S</meta:editing-duration>
    <meta:editing-cycles>25</meta:editing-cycles>
    <meta:generator>LibreOffice/4.2.3.3$Linux_x86 LibreOffice_project/420m0$Build-3</meta:generator>
    <meta:document-statistic meta:table-count="1" meta:cell-count="69" meta:object-count="0"/>
  </office:meta>
</office:document-meta>
</file>